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style:vertical-pos="middl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solid" draw:fill-color="#fbe3d6" draw:opacity="100%" draw:stroke="solid" svg:stroke-width="0.03125in" svg:stroke-color="#c04f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163e64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style:vertical-pos="middle"/>
    </style:style>
    <style:style style:family="paragraph" style:name="a40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163e64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78">
      <style:graphic-properties draw:fill="none" draw:stroke="solid" svg:stroke-width="0.0625in" svg:stroke-color="#275317" draw:marker-end="a477" svg:stroke-opacity="100%" draw:stroke-linejoin="miter" svg:stroke-linecap="butt"/>
    </style:style>
    <style:style style:family="text" style:name="a479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style:vertical-pos="middl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solid" draw:fill-color="#c1e5f5" draw:opacity="100%" draw:stroke="solid" svg:stroke-width="0.03125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0">
      <style:graphic-properties style:vertical-pos="middle"/>
    </style:style>
    <style:style style:family="text" style:name="a481">
      <style:text-properties fo:font-variant="normal" fo:text-transform="none" fo:color="#275317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none" draw:stroke="solid" svg:stroke-width="0.05903in" svg:stroke-color="#156082" draw:marker-end="a415" svg:stroke-opacity="100%" draw:stroke-linejoin="miter" svg:stroke-linecap="butt"/>
    </style:style>
    <style:style style:family="text" style:name="a417">
      <style:text-properties fo:font-variant="normal" fo:text-transform="none" fo:color="#0d3512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d3512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4f15" draw:marker-start="a4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9">
      <style:graphic-properties style:vertical-pos="middle"/>
    </style:style>
    <style:style style:family="paragraph" style:name="a45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left" draw:fill="solid" draw:fill-color="#d9f2d0" draw:opacity="100%" draw:stroke="solid" svg:stroke-width="0.03125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d3512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80350e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style:vertical-pos="middl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style:vertical-pos="middl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solid" svg:stroke-width="0.01389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2" draw:name="Title 1" svg:x="1in" svg:y="1.61072in" svg:width="11.33333in" svg:height="3.42648in" presentation:class="title" presentation:placeholder="true">
          <draw:text-box/>
          <svg:title/>
          <svg:desc/>
        </draw:frame>
        <draw:frame draw:id="id64" presentation:style-name="a383" draw:name="Subtitle 2" svg:x="1.66667in" svg:y="5.16934in" svg:width="10in" svg:height="2.37621in" presentation:class="subtitle" presentation:placeholder="true">
          <draw:text-box/>
          <svg:title/>
          <svg:desc/>
        </draw:frame>
      </draw:page>
      <draw:page draw:name="Slide2" draw:style-name="a384" draw:master-page-name="Master1-Layout2-obj-Title-and-Content" presentation:presentation-page-layout-name="Master1-PPL2" draw:id="Slide-257">
        <draw:g draw:name="Group 49" draw:id="id65">
          <svg:title/>
          <svg:desc/>
          <draw:custom-shape svg:x="2.23719in" svg:y="1.23619in" svg:width="3.35659in" svg:height="4.73886in" draw:id="id66" draw:style-name="a414" draw:name="Rectangle: Rounded Corners 3">
            <svg:title/>
            <svg:desc/>
            <text:p text:style-name="a386" text:class-names="" text:cond-style-name=""><text:span text:style-name="a385" text:class-names="">RL Optimizer (PPO)</text:span></text:p>
            <text:p text:style-name="a388" text:class-names="" text:cond-style-name=""><text:span text:style-name="a387" text:class-names=""/></text:p>
            <text:p text:style-name="a390" text:class-names="" text:cond-style-name=""><text:span text:style-name="a389" text:class-names="">RL State Space (29D)</text:span></text:p>
            <text:list text:style-name="a393">
              <text:list-item>
                <text:p text:style-name="a392" text:class-names="" text:cond-style-name=""><text:span text:style-name="a391" text:class-names="">Tracking error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Control Effort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Current Hyperparameters</text:span></text:p>
              </text:list-item>
            </text:list>
            <text:p text:style-name="a401" text:class-names="" text:cond-style-name=""><text:span text:style-name="a400" text:class-names=""/></text:p>
            <text:p text:style-name="a403" text:class-names="" text:cond-style-name=""><text:span text:style-name="a402" text:class-names="">Action Space (17D)</text:span></text:p>
            <text:list text:style-name="a406">
              <text:list-item>
                <text:p text:style-name="a405" text:class-names="" text:cond-style-name=""><text:span text:style-name="a404" text:class-names="">Q matrix (12D)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R Matrix (4D)</text:span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Horizon N (1D)</text:span><text:span text:style-name="a411" text:class-names=""/></text:p>
              </text:list-item>
            </text:list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651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onnector draw:type="line" svg:x1="5.60503in" svg:y1="4.90163in" svg:x2="6.94724in" svg:y2="4.90163in" draw:id="id67" draw:style-name="a416" draw:name="Straight Arrow Connector 6">
            <svg:title/>
            <svg:desc/>
          </draw:connector>
          <draw:custom-shape svg:x="6.93599in" svg:y="1.23619in" svg:width="3.35827in" svg:height="4.73886in" draw:id="id68" draw:style-name="a455" draw:name="Rectangle: Rounded Corners 4">
            <svg:title/>
            <svg:desc/>
            <text:p text:style-name="a419" text:class-names="" text:cond-style-name=""><text:span text:style-name="a417" text:class-names="">MPC<text:s text:c="1"/></text:span><text:span text:style-name="a418" text:class-names="">Controller</text:span></text:p>
            <text:p text:style-name="a421" text:class-names="" text:cond-style-name=""><text:span text:style-name="a420" text:class-names=""/></text:p>
            <text:p text:style-name="a423" text:class-names="" text:cond-style-name=""><text:span text:style-name="a422" text:class-names=""/></text:p>
            <text:p text:style-name="a425" text:class-names="" text:cond-style-name=""><text:span text:style-name="a424" text:class-names="">Optimization</text:span></text:p>
            <text:list text:style-name="a430">
              <text:list-item>
                <text:p text:style-name="a429" text:class-names="" text:cond-style-name=""><text:span text:style-name="a426" text:class-names="">Cost Function<text:s text:c="1"/></text:span><draw:frame draw:style-name="a427" text:anchor-type="as-char" svg:x="1173.64431in" svg:y="0in" svg:width="1.09674in" svg:height="0.3in" style:rel-width="scale" style:rel-height="scale"><draw:object xlink:href="Object 1/" xlink:type="simple" xlink:show="embed" xlink:actuate="onLoad"/></draw:frame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Dynamics constraints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Control limits</text:span></text:p>
              </text:list-item>
            </text:list>
            <text:p text:style-name="a438" text:class-names="" text:cond-style-name=""><text:span text:style-name="a437" text:class-names=""/></text:p>
            <text:p text:style-name="a440" text:class-names="" text:cond-style-name=""><text:span text:style-name="a439" text:class-names="">Output</text:span></text:p>
            <text:list text:style-name="a445">
              <text:list-item>
                <text:p text:style-name="a444" text:class-names="" text:cond-style-name=""><text:span text:style-name="a441" text:class-names="">Optimal control<text:s text:c="1"/></text:span><draw:frame draw:style-name="a442" text:anchor-type="as-char" svg:x="1174.03333in" svg:y="0in" svg:width="0.31875in" svg:height="0.3in" style:rel-width="scale" style:rel-height="scale"><draw:object xlink:href="Object 2/" xlink:type="simple" xlink:show="embed" xlink:actuate="onLoad"/></draw:frame><text:span text:style-name="a443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651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6.93767in" svg:y="6.83973in" svg:width="3.35491in" svg:height="1.76609in" draw:id="id69" draw:style-name="a471" draw:name="Rectangle: Rounded Corners 13">
            <svg:title/>
            <svg:desc/>
            <text:p text:style-name="a459" text:class-names="" text:cond-style-name=""><text:span text:style-name="a456" text:class-names="">UAV<text:s text:c="1"/></text:span><text:span text:style-name="a457" text:class-names="">Environment</text:span><text:span text:style-name="a458" text:class-names=""/></text:p>
            <text:p text:style-name="a462" text:class-names="" text:cond-style-name=""><text:span text:style-name="a460" text:class-names="">State<text:s text:c="1"/></text:span><text:span text:style-name="a461" text:class-names="">Space (12D)</text:span></text:p>
            <text:list text:style-name="a465">
              <text:list-item>
                <text:p text:style-name="a464" text:class-names="" text:cond-style-name=""><text:span text:style-name="a463" text:class-names="">Position, Velocity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Angles, Rates</text:span></text:p>
              </text:list-item>
            </text:list>
            <text:p text:style-name="a470" text:class-names="" text:cond-style-name=""><text:span text:style-name="a46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651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width="2.68879in" svg:height="0.89246in" draw:id="id70" draw:style-name="a476" draw:transform="translate(-1.34439in -0.44623in) rotate(-4.71239) translate(6.29503in 3.55723in)" draw:name="Rectangle: Rounded Corners 8">
            <svg:title/>
            <svg:desc/>
            <text:p text:style-name="a475" text:class-names="" text:cond-style-name=""><text:span text:style-name="a472" text:class-names="">Hyperparameters<text:s text:c="1"/></text:span><draw:frame draw:style-name="a473" text:anchor-type="as-char" svg:x="1173.64438in" svg:y="0in" svg:width="1.10354in" svg:height="0.33333in" style:rel-width="scale" style:rel-height="scale"><draw:object xlink:href="Object 3/" xlink:type="simple" xlink:show="embed" xlink:actuate="onLoad"/></draw:frame><text:span text:style-name="a47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onnector draw:type="line" svg:x1="8.61513in" svg:y1="5.97505in" draw:start-shape="id68" draw:start-glue-point="2" svg:x2="8.61513in" svg:y2="6.83973in" draw:end-shape="id69" draw:end-glue-point="0" draw:id="id71" draw:style-name="a478" draw:name="Straight Arrow Connector 16">
            <svg:title/>
            <svg:desc/>
          </draw:connector>
          <draw:custom-shape svg:x="6.81417in" svg:y="5.96116in" svg:width="1.5758in" svg:height="0.89246in" draw:id="id72" draw:style-name="a483" draw:name="Rectangle: Rounded Corners 21">
            <svg:title/>
            <svg:desc/>
            <text:p text:style-name="a482" text:class-names="" text:cond-style-name=""><text:span text:style-name="a479" text:class-names="">Control effort<text:s text:c="1"/></text:span><draw:frame draw:style-name="a480" text:anchor-type="as-char" svg:x="1173.90188in" svg:y="0in" svg:width="0.58854in" svg:height="0.33333in" style:rel-width="scale" style:rel-height="scale"><draw:object xlink:href="Object 4/" xlink:type="simple" xlink:show="embed" xlink:actuate="onLoad"/></draw:frame><text:span text:style-name="a48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8.45986in" svg:y="3.60562in" svg:width="2.94049in" svg:height="4.12922in" draw:id="id73" draw:style-name="a487" draw:name="Arc 24">
            <svg:title/>
            <svg:desc/>
            <text:p text:style-name="a485" text:class-names="" text:cond-style-name=""><text:span text:style-name="a484" text:class-names=""/></text:p>
  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9.8269, -269.512, -259.1972" draw:modifiers="189.8269 349.1972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180"/>
              <draw:equation draw:name="f15" draw:formula="?f81"/>
              <draw:equation draw:name="f16" draw:formula="?f85"/>
              <draw:equation draw:name="f17" draw:formula="?f16 - ?f15"/>
              <draw:equation draw:name="f18" draw:formula="?f17 + 21600000"/>
              <draw:equation draw:name="f19" draw:formula="if(?f17, ?f17, ?f18)"/>
              <draw:equation draw:name="f20" draw:formula="?f15 + ?f2"/>
              <draw:equation draw:name="f21" draw:formula="?f20 * ?f13 / ?f1"/>
              <draw:equation draw:name="f22" draw:formula="0 - ?f21"/>
              <draw:equation draw:name="f23" draw:formula="cos(?f22)"/>
              <draw:equation draw:name="f24" draw:formula="0 - ?f23"/>
              <draw:equation draw:name="f25" draw:formula="?f24 * ?f11"/>
              <draw:equation draw:name="f26" draw:formula="sin(?f22)"/>
              <draw:equation draw:name="f27" draw:formula="0 - ?f26"/>
              <draw:equation draw:name="f28" draw:formula="?f27 * ?f8"/>
              <draw:equation draw:name="f29" draw:formula="0 - ?f28"/>
              <draw:equation draw:name="f30" draw:formula="0 - ?f25"/>
              <draw:equation draw:name="f31" draw:formula="atan2(?f29, ?f30)"/>
              <draw:equation draw:name="f32" draw:formula="-1 * sin(?f31)"/>
              <draw:equation draw:name="f33" draw:formula="?f32 * ?f11"/>
              <draw:equation draw:name="f34" draw:formula="-1 * cos(?f31)"/>
              <draw:equation draw:name="f35" draw:formula="?f34 * ?f8"/>
              <draw:equation draw:name="f36" draw:formula="?f16 + ?f2"/>
              <draw:equation draw:name="f37" draw:formula="?f36 * ?f13 / ?f1"/>
              <draw:equation draw:name="f38" draw:formula="0 - ?f37"/>
              <draw:equation draw:name="f39" draw:formula="cos(?f38)"/>
              <draw:equation draw:name="f40" draw:formula="0 - ?f39"/>
              <draw:equation draw:name="f41" draw:formula="?f40 * ?f11"/>
              <draw:equation draw:name="f42" draw:formula="sin(?f38)"/>
              <draw:equation draw:name="f43" draw:formula="0 - ?f42"/>
              <draw:equation draw:name="f44" draw:formula="?f43 * ?f8"/>
              <draw:equation draw:name="f45" draw:formula="0 - ?f44"/>
              <draw:equation draw:name="f46" draw:formula="0 - ?f41"/>
              <draw:equation draw:name="f47" draw:formula="atan2(?f45, ?f46)"/>
              <draw:equation draw:name="f48" draw:formula="-1 * sin(?f47)"/>
              <draw:equation draw:name="f49" draw:formula="?f48 * ?f11"/>
              <draw:equation draw:name="f50" draw:formula="-1 * cos(?f47)"/>
              <draw:equation draw:name="f51" draw:formula="?f50 * ?f8"/>
              <draw:equation draw:name="f52" draw:formula="?f12 + ?f33"/>
              <draw:equation draw:name="f53" draw:formula="?f9 + ?f35"/>
              <draw:equation draw:name="f54" draw:formula="?f12 + ?f49"/>
              <draw:equation draw:name="f55" draw:formula="?f9 + ?f51"/>
              <draw:equation draw:name="f56" draw:formula="21600000 - ?f15"/>
              <draw:equation draw:name="f57" draw:formula="?f19 - ?f56"/>
              <draw:equation draw:name="f58" draw:formula="max(?f52, ?f54)"/>
              <draw:equation draw:name="f59" draw:formula="if(?f57, ?f4, ?f58)"/>
              <draw:equation draw:name="f60" draw:formula="?f2 - ?f15"/>
              <draw:equation draw:name="f61" draw:formula="27000000 - ?f15"/>
              <draw:equation draw:name="f62" draw:formula="if(?f60, ?f60, ?f61)"/>
              <draw:equation draw:name="f63" draw:formula="?f19 - ?f62"/>
              <draw:equation draw:name="f64" draw:formula="max(?f53, ?f55)"/>
              <draw:equation draw:name="f65" draw:formula="if(?f63, ?f6, ?f64)"/>
              <draw:equation draw:name="f66" draw:formula="?f1 - ?f15"/>
              <draw:equation draw:name="f67" draw:formula="32400000 - ?f15"/>
              <draw:equation draw:name="f68" draw:formula="if(?f66, ?f66, ?f67)"/>
              <draw:equation draw:name="f69" draw:formula="?f19 - ?f68"/>
              <draw:equation draw:name="f70" draw:formula="min(?f52, ?f54)"/>
              <draw:equation draw:name="f71" draw:formula="if(?f69, ?f3, ?f70)"/>
              <draw:equation draw:name="f72" draw:formula="?f0 - ?f15"/>
              <draw:equation draw:name="f73" draw:formula="37800000 - ?f15"/>
              <draw:equation draw:name="f74" draw:formula="if(?f72, ?f72, ?f73)"/>
              <draw:equation draw:name="f75" draw:formula="?f19 - ?f74"/>
              <draw:equation draw:name="f76" draw:formula="min(?f53, ?f55)"/>
              <draw:equation draw:name="f77" draw:formula="if(?f75, ?f5, ?f76)"/>
              <draw:equation draw:name="f78" draw:formula="0 - $0"/>
              <draw:equation draw:name="f79" draw:formula="?f78 * ?f1 / ?f14"/>
              <draw:equation draw:name="f80" draw:formula="?f79 - ?f2"/>
              <draw:equation draw:name="f81" draw:formula="0 - ?f80"/>
              <draw:equation draw:name="f82" draw:formula="0 - $1"/>
              <draw:equation draw:name="f83" draw:formula="?f82 * ?f1 / ?f14"/>
              <draw:equation draw:name="f84" draw:formula="?f83 - ?f2"/>
              <draw:equation draw:name="f85" draw:formula="0 - ?f84"/>
              <draw:equation draw:name="f86" draw:formula="?f52 - 10800"/>
              <draw:equation draw:name="f87" draw:formula="?f53 - 10800"/>
              <draw:equation draw:name="f88" draw:formula="sqrt(?f86 * ?f86 + ?f87 * ?f87 + 0 * 0)"/>
              <draw:equation draw:name="f89" draw:formula="atan2(?f86, ?f87)"/>
              <draw:equation draw:name="f90" draw:formula="?f89 + ?f2"/>
              <draw:equation draw:name="f91" draw:formula="?f90 * ?f14 / ?f1"/>
              <draw:equation draw:name="f92" draw:formula="0 - ?f91"/>
              <draw:equation draw:name="f93" draw:formula="?f54 - 10800"/>
              <draw:equation draw:name="f94" draw:formula="?f55 - 10800"/>
              <draw:equation draw:name="f95" draw:formula="sqrt(?f93 * ?f93 + ?f94 * ?f94 + 0 * 0)"/>
              <draw:equation draw:name="f96" draw:formula="atan2(?f93, ?f94)"/>
              <draw:equation draw:name="f97" draw:formula="?f96 + ?f2"/>
              <draw:equation draw:name="f98" draw:formula="?f97 * ?f14 / ?f1"/>
              <draw:equation draw:name="f99" draw:formula="0 - ?f98"/>
              <draw:equation draw:name="f100" draw:formula="21550000 - ?f19"/>
              <draw:equation draw:name="f101" draw:formula="if(?f100, ?f19, 21550000)"/>
              <draw:equation draw:name="f102" draw:formula="-21550000 - ?f101"/>
              <draw:equation draw:name="f103" draw:formula="if(?f102, -21550000, ?f101)"/>
              <draw:equation draw:name="f104" draw:formula="?f15 + ?f103"/>
              <draw:equation draw:name="f105" draw:formula="sqrt(?f25 * ?f25 + ?f28 * ?f28 + 0 * 0)"/>
              <draw:equation draw:name="f106" draw:formula="?f11 * ?f8 / ?f105"/>
              <draw:equation draw:name="f107" draw:formula="?f27 * ?f106"/>
              <draw:equation draw:name="f108" draw:formula="?f52 - ?f107"/>
              <draw:equation draw:name="f109" draw:formula="?f24 * ?f106"/>
              <draw:equation draw:name="f110" draw:formula="?f53 - ?f109"/>
              <draw:equation draw:name="f111" draw:formula="?f108 - ?f11"/>
              <draw:equation draw:name="f112" draw:formula="?f110 - ?f8"/>
              <draw:equation draw:name="f113" draw:formula="?f108 + ?f11"/>
              <draw:equation draw:name="f114" draw:formula="?f110 + ?f8"/>
              <draw:equation draw:name="f115" draw:formula="?f104 + ?f2"/>
              <draw:equation draw:name="f116" draw:formula="?f115 * ?f13 / ?f1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11"/>
              <draw:equation draw:name="f121" draw:formula="sin(?f117)"/>
              <draw:equation draw:name="f122" draw:formula="0 - ?f121"/>
              <draw:equation draw:name="f123" draw:formula="?f122 * ?f8"/>
              <draw:equation draw:name="f124" draw:formula="sqrt(?f120 * ?f120 + ?f123 * ?f123 + 0 * 0)"/>
              <draw:equation draw:name="f125" draw:formula="?f11 * ?f8 / ?f124"/>
              <draw:equation draw:name="f126" draw:formula="?f122 * ?f125"/>
              <draw:equation draw:name="f127" draw:formula="?f108 + ?f126"/>
              <draw:equation draw:name="f128" draw:formula="?f119 * ?f125"/>
              <draw:equation draw:name="f129" draw:formula="?f110 + ?f128"/>
              <draw:equation draw:name="f130" draw:formula="if(?f103, ?f52, ?f111)"/>
              <draw:equation draw:name="f131" draw:formula="if(?f103, ?f53, ?f112)"/>
              <draw:equation draw:name="f132" draw:formula="if(?f103, ?f52, ?f113)"/>
              <draw:equation draw:name="f133" draw:formula="if(?f103, ?f53, ?f114)"/>
              <draw:equation draw:name="f134" draw:formula="if(?f103, ?f111, ?f127)"/>
              <draw:equation draw:name="f135" draw:formula="if(?f103, ?f112, ?f129)"/>
              <draw:equation draw:name="f136" draw:formula="if(?f103, ?f113, ?f127)"/>
              <draw:equation draw:name="f137" draw:formula="if(?f103, ?f114, ?f129)"/>
            </draw:enhanced-geometry>
          </draw:custom-shape>
          <draw:custom-shape svg:width="2.40213in" svg:height="0.89246in" draw:id="id74" draw:style-name="a492" draw:transform="translate(-1.20106in -0.44623in) rotate(-4.71239) translate(10.67298in 5.49383in)" draw:name="Rectangle: Rounded Corners 25">
            <svg:title/>
            <svg:desc/>
            <text:p text:style-name="a491" text:class-names="" text:cond-style-name=""><text:span text:style-name="a488" text:class-names="">State feedback</text:span><draw:frame draw:style-name="a489" text:anchor-type="as-char" svg:x="1173.87694in" svg:y="0in" svg:width="0.63847in" svg:height="0.33333in" style:rel-width="scale" style:rel-height="scale"><draw:object xlink:href="Object 5/" xlink:type="simple" xlink:show="embed" xlink:actuate="onLoad"/></draw:frame><text:span text:style-name="a49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 draw:mirror-vertical="true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g draw:name="Group 39" draw:id="id75">
            <svg:title/>
            <svg:desc/>
            <draw:custom-shape svg:x="2.17219in" svg:y="7.05419in" svg:width="3.35659in" svg:height="1.53775in" draw:id="id76" draw:style-name="a506" draw:name="Rectangle: Rounded Corners 28">
              <svg:title/>
              <svg:desc/>
              <text:p text:style-name="a494" text:class-names="" text:cond-style-name=""><text:span text:style-name="a493" text:class-names="">PPO Algorithm</text:span></text:p>
              <text:list text:style-name="a497">
                <text:list-item>
                  <text:p text:style-name="a496" text:class-names="" text:cond-style-name=""><text:span text:style-name="a495" text:class-names="">2 hidden layer (256 units)</text:span></text:p>
                </text:list-item>
              </text:list>
              <text:list text:style-name="a500">
                <text:list-item>
                  <text:p text:style-name="a499" text:class-names="" text:cond-style-name=""><text:span text:style-name="a498" text:class-names="">4 parallel environments<text:s text:c="1"/></text:span></text:p>
                </text:list-item>
              </text:list>
              <text:list text:style-name="a505">
                <text:list-item>
                  <text:p text:style-name="a504" text:class-names="" text:cond-style-name=""><text:span text:style-name="a501" text:class-names="">Learning rate:<text:s text:c="1"/></text:span><draw:frame draw:style-name="a502" text:anchor-type="as-char" svg:x="1173.73417in" svg:y="0in" svg:width="0.91007in" svg:height="0.26667in" style:rel-width="scale" style:rel-height="scale"><draw:object xlink:href="Object 6/" xlink:type="simple" xlink:show="embed" xlink:actuate="onLoad"/></draw:frame><text:span text:style-name="a503" text:class-names=""/></text:p>
                </text:list-item>
              </text:list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768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  <draw:custom-shape svg:x="2.22996in" svg:y="7.06808in" svg:width="3.32851in" svg:height="1.53775in" draw:id="id77" draw:style-name="a520" draw:name="Rectangle: Rounded Corners 27">
              <svg:title/>
              <svg:desc/>
              <text:p text:style-name="a508" text:class-names="" text:cond-style-name=""><text:span text:style-name="a507" text:class-names="">PPO Algorithm</text:span></text:p>
              <text:list text:style-name="a511">
                <text:list-item>
                  <text:p text:style-name="a510" text:class-names="" text:cond-style-name=""><text:span text:style-name="a509" text:class-names="">2 hidden layer (256 units)</text:span></text:p>
                </text:list-item>
              </text:list>
              <text:list text:style-name="a514">
                <text:list-item>
                  <text:p text:style-name="a513" text:class-names="" text:cond-style-name=""><text:span text:style-name="a512" text:class-names="">4 parallel environments<text:s text:c="1"/></text:span></text:p>
                </text:list-item>
              </text:list>
              <text:list text:style-name="a519">
                <text:list-item>
                  <text:p text:style-name="a518" text:class-names="" text:cond-style-name=""><text:span text:style-name="a515" text:class-names="">Learning rate:<text:s text:c="1"/></text:span><draw:frame draw:style-name="a516" text:anchor-type="as-char" svg:x="1173.68056in" svg:y="0in" svg:width="1.02424in" svg:height="0.3in" style:rel-width="scale" style:rel-height="scale"><draw:object xlink:href="Object 7/" xlink:type="simple" xlink:show="embed" xlink:actuate="onLoad"/></draw:frame><text:span text:style-name="a517" text:class-names=""/></text:p>
                </text:list-item>
              </text:list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705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position-x="$0" draw:handle-position-y="top" draw:handle-range-x-minimum="0" draw:handle-range-x-maximum="10800"/>
              </draw:enhanced-geometry>
            </draw:custom-shape>
          </draw:g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in" svg:y="1.61072in" svg:width="11.33333in" svg:height="3.42648in"/>
      <presentation:placeholder presentation:object="subtitle" svg:x="1.66667in" svg:y="5.16934in" svg:width="10in" svg:height="2.37621in"/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presentation-page-layout style:name="Master1-PPL2" style:display-name="Title and Content">
      <presentation:placeholder presentation:object="title" svg:x="0.91667in" svg:y="0.524in" svg:width="11.5in" svg:height="1.90233in"/>
      <presentation:placeholder presentation:object="object" svg:x="0.91667in" svg:y="2.61998in" svg:width="11.5in" svg:height="6.24467in"/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presentation-page-layout style:name="Master1-PPL3" style:display-name="Section Header">
      <presentation:placeholder presentation:object="title" svg:x="0.90972in" svg:y="2.45367in" svg:width="11.5in" svg:height="4.094in"/>
      <presentation:placeholder presentation:object="outline" svg:x="0.90972in" svg:y="6.58641in" svg:width="11.5in" svg:height="2.15294in"/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presentation-page-layout style:name="Master1-PPL4" style:display-name="Two Content">
      <presentation:placeholder presentation:object="title" svg:x="0.91667in" svg:y="0.524in" svg:width="11.5in" svg:height="1.90233in"/>
      <presentation:placeholder presentation:object="object" svg:x="0.91667in" svg:y="2.61998in" svg:width="5.66667in" svg:height="6.24467in"/>
      <presentation:placeholder presentation:object="object" svg:x="6.75in" svg:y="2.61998in" svg:width="5.66667in" svg:height="6.24467in"/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presentation-page-layout style:name="Master1-PPL5" style:display-name="Comparison">
      <presentation:placeholder presentation:object="title" svg:x="0.9184in" svg:y="0.524in" svg:width="11.5in" svg:height="1.90233in"/>
      <presentation:placeholder presentation:object="outline" svg:x="0.9184in" svg:y="2.41266in" svg:width="5.64062in" svg:height="1.18241in"/>
      <presentation:placeholder presentation:object="object" svg:x="0.9184in" svg:y="3.59507in" svg:width="5.64062in" svg:height="5.28781in"/>
      <presentation:placeholder presentation:object="outline" svg:x="6.75in" svg:y="2.41266in" svg:width="5.6684in" svg:height="1.18241in"/>
      <presentation:placeholder presentation:object="object" svg:x="6.75in" svg:y="3.59507in" svg:width="5.6684in" svg:height="5.28781in"/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presentation-page-layout style:name="Master1-PPL6" style:display-name="Title Only">
      <presentation:placeholder presentation:object="title" svg:x="0.91667in" svg:y="0.524in" svg:width="11.5in" svg:height="1.90233in"/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presentation-page-layout style:name="Master1-PPL7" style:display-name="Blank"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presentation-page-layout style:name="Master1-PPL8" style:display-name="Content with Caption">
      <presentation:placeholder presentation:object="title" svg:x="0.9184in" svg:y="0.65613in" svg:width="4.30035in" svg:height="2.29647in"/>
      <presentation:placeholder presentation:object="object" svg:x="5.6684in" svg:y="1.41707in" svg:width="6.75in" svg:height="6.99421in"/>
      <presentation:placeholder presentation:object="outline" svg:x="0.9184in" svg:y="2.9526in" svg:width="4.30035in" svg:height="5.47006in"/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presentation-page-layout style:name="Master1-PPL9" style:display-name="Picture with Caption">
      <presentation:placeholder presentation:object="title" svg:x="0.9184in" svg:y="0.65613in" svg:width="4.30035in" svg:height="2.29647in"/>
      <presentation:placeholder presentation:object="graphic" svg:x="5.6684in" svg:y="1.41707in" svg:width="6.75in" svg:height="6.99421in"/>
      <presentation:placeholder presentation:object="outline" svg:x="0.9184in" svg:y="2.9526in" svg:width="4.30035in" svg:height="5.47006in"/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presentation-page-layout style:name="Master1-PPL10" style:display-name="Title and Vertical Text">
      <presentation:placeholder presentation:object="title" svg:x="0.91667in" svg:y="0.524in" svg:width="11.5in" svg:height="1.90233in"/>
      <presentation:placeholder presentation:object="outline" svg:x="0.91667in" svg:y="2.61998in" svg:width="11.5in" svg:height="6.24467in"/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presentation-page-layout style:name="Master1-PPL11" style:display-name="Vertical Title and Text">
      <presentation:placeholder presentation:object="title" svg:x="9.54167in" svg:y="0.524in" svg:width="2.875in" svg:height="8.34065in"/>
      <presentation:placeholder presentation:object="outline" svg:x="0.91667in" svg:y="0.524in" svg:width="8.45833in" svg:height="8.34065in"/>
      <presentation:placeholder presentation:object="date-time" svg:x="0.91667in" svg:y="9.12209in" svg:width="3in" svg:height="0.524in"/>
      <presentation:placeholder presentation:object="footer" svg:x="4.41667in" svg:y="9.12209in" svg:width="4.5in" svg:height="0.524in"/>
      <presentation:placeholder presentation:object="page-number" svg:x="9.41667in" svg:y="9.12209in" svg:width="3in" svg:height="0.524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77" svg:viewBox="0 0 20 30" svg:d="m10 0-10 30h20z"/>
    <draw:marker draw:name="a415" svg:viewBox="0 0 20 30" svg:d="m10 0-10 30h20z"/>
    <draw:marker draw:name="a486" svg:viewBox="0 0 20 30" svg:d="m10 0-10 30h20z"/>
  </office:styles>
  <office:automatic-styles>
    <style:page-layout style:name="pageLayout1">
      <style:page-layout-properties fo:page-width="13.33333in" fo:page-height="9.84201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.3123in" fo:margin-left="0in" fo:margin-right="0in" fo:text-indent="0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.3123in" fo:margin-left="2.2965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.3123in" fo:margin-left="2.95267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.3123in" fo:margin-left="2.2965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.3123in" fo:margin-left="0in" fo:margin-right="0in" fo:text-indent="0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.3123in" fo:margin-left="2.95267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1028in" style:font-size-asian="0.51028in" style:font-size-complex="0.51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.3123in" fo:margin-left="0.32808in" fo:margin-right="0in" fo:text-indent="-0.32808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1028in" style:font-size-asian="0.51028in" style:font-size-complex="0.51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.3123in" fo:margin-left="0.32808in" fo:margin-right="0in" fo:text-indent="-0.32808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.3123in" fo:margin-left="0.9842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.3123in" fo:margin-left="0.9842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.3123in" fo:margin-left="1.64038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.3123in" fo:margin-left="1.64038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.3123in" fo:margin-left="2.2965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.3123in" fo:margin-left="2.95267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123in" fo:margin-left="1.64038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3123in" fo:margin-left="2.2965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.3123in" fo:margin-left="2.95267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8319in" style:font-size-asian="0.58319in" style:font-size-complex="0.58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8319in" style:font-size-asian="0.58319in" style:font-size-complex="0.58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8319in" style:font-size-asian="0.58319in" style:font-size-complex="0.58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.3123in" fo:margin-left="0.32808in" fo:margin-right="0in" fo:text-indent="-0.32808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1028in" style:font-size-asian="0.51028in" style:font-size-complex="0.51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.3123in" fo:margin-left="0.9842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1028in" style:font-size-asian="0.51028in" style:font-size-complex="0.51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.3123in" fo:margin-left="0.32808in" fo:margin-right="0in" fo:text-indent="-0.32808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.3123in" fo:margin-left="0.9842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.3123in" fo:margin-left="1.64038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.3123in" fo:margin-left="2.2965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.3123in" fo:margin-left="1.64038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.3123in" fo:margin-left="2.95267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.3123in" fo:margin-left="2.2965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.3123in" fo:margin-left="0in" fo:margin-right="0in" fo:text-indent="0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.3123in" fo:margin-left="2.95267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123in" fo:margin-left="0in" fo:margin-right="0in" fo:text-indent="0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1028in" style:font-size-asian="0.51028in" style:font-size-complex="0.51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.3123in" fo:margin-left="0.32808in" fo:margin-right="0in" fo:text-indent="-0.32808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.3123in" fo:margin-left="0.9842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.3123in" fo:margin-left="1.64038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123in" fo:margin-left="2.2965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8319in" style:font-size-asian="0.58319in" style:font-size-complex="0.58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1028in" style:font-size-asian="0.51028in" style:font-size-complex="0.51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.3123in" fo:margin-left="0.32808in" fo:margin-right="0in" fo:text-indent="-0.32808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.3123in" fo:margin-left="2.95267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.3123in" fo:margin-left="0.9842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.3123in" fo:margin-left="1.64038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8319in" style:font-size-asian="0.58319in" style:font-size-complex="0.58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8319in" style:font-size-asian="0.58319in" style:font-size-complex="0.58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8319in" style:font-size-asian="0.58319in" style:font-size-complex="0.58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123in" fo:margin-left="0in" fo:margin-right="0in" fo:text-indent="0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.3123in" fo:margin-left="0in" fo:margin-right="0in" fo:text-indent="0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.3123in" fo:margin-left="2.2965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.3123in" fo:margin-left="2.95267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1028in" style:font-size-asian="0.51028in" style:font-size-complex="0.51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.3123in" fo:margin-left="0.32808in" fo:margin-right="0in" fo:text-indent="-0.32808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.3123in" fo:margin-left="0.9842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.3123in" fo:margin-left="1.64038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.3123in" fo:margin-left="0in" fo:margin-right="0in" fo:text-indent="0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.3123in" fo:margin-left="2.2965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0194in" style:font-size-asian="0.80194in" style:font-size-complex="0.80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1028in" style:font-size-asian="0.51028in" style:font-size-complex="0.51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123in" fo:margin-left="0.32808in" fo:margin-right="0in" fo:text-indent="-0.32808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123in" fo:margin-left="0.9842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1028in" style:font-size-asian="0.51028in" style:font-size-complex="0.51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.3123in" fo:margin-left="0.32808in" fo:margin-right="0in" fo:text-indent="-0.32808in" fo:margin-top="0.18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2806in" style:font-size-asian="0.32806in" style:font-size-complex="0.32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.3123in" fo:margin-left="2.95267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.3123in" fo:margin-left="0.98422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.31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458in" style:font-size-asian="0.36458in" style:font-size-complex="0.36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.3123in" fo:margin-left="1.64038in" fo:margin-right="0in" fo:text-indent="-0.32808in" fo:margin-top="0.090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1875in" style:font-size-asian="0.21875in" style:font-size-complex="0.2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5615in"/>
      </text:list-level-style-number>
      <text:list-level-style-number text:level="3" style:num-format="" style:num-list-format-name="">
        <style:list-level-properties text:space-before="1.3123in"/>
      </text:list-level-style-number>
      <text:list-level-style-number text:level="4" style:num-format="" style:num-list-format-name="">
        <style:list-level-properties text:space-before="1.96845in"/>
      </text:list-level-style-number>
      <text:list-level-style-number text:level="5" style:num-format="" style:num-list-format-name="">
        <style:list-level-properties text:space-before="2.6246in"/>
      </text:list-level-style-number>
      <text:list-level-style-number text:level="6" style:num-format="" style:num-list-format-name="">
        <style:list-level-properties text:space-before="3.28075in"/>
      </text:list-level-style-number>
      <text:list-level-style-number text:level="7" style:num-format="" style:num-list-format-name="">
        <style:list-level-properties text:space-before="3.9369in"/>
      </text:list-level-style-number>
      <text:list-level-style-number text:level="8" style:num-format="" style:num-list-format-name="">
        <style:list-level-properties text:space-before="4.59305in"/>
      </text:list-level-style-number>
      <text:list-level-style-number text:level="9" style:num-format="" style:num-list-format-name="">
        <style:list-level-properties text:space-before="5.2492in"/>
      </text:list-level-style-number>
    </text:list-style>
    <text:list-style style:name="a137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5615in"/>
      </text:list-level-style-number>
      <text:list-level-style-number text:level="3" style:num-format="" style:num-list-format-name="">
        <style:list-level-properties text:space-before="1.3123in"/>
      </text:list-level-style-number>
      <text:list-level-style-number text:level="4" style:num-format="" style:num-list-format-name="">
        <style:list-level-properties text:space-before="1.96845in"/>
      </text:list-level-style-number>
      <text:list-level-style-number text:level="5" style:num-format="" style:num-list-format-name="">
        <style:list-level-properties text:space-before="2.6246in"/>
      </text:list-level-style-number>
      <text:list-level-style-number text:level="6" style:num-format="" style:num-list-format-name="">
        <style:list-level-properties text:space-before="3.28075in"/>
      </text:list-level-style-number>
      <text:list-level-style-number text:level="7" style:num-format="" style:num-list-format-name="">
        <style:list-level-properties text:space-before="3.9369in"/>
      </text:list-level-style-number>
      <text:list-level-style-number text:level="8" style:num-format="" style:num-list-format-name="">
        <style:list-level-properties text:space-before="4.59305in"/>
      </text:list-level-style-number>
      <text:list-level-style-number text:level="9" style:num-format="" style:num-list-format-name="">
        <style:list-level-properties text:space-before="5.2492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5615in"/>
      </text:list-level-style-number>
      <text:list-level-style-number text:level="3" style:num-format="" style:num-list-format-name="">
        <style:list-level-properties text:space-before="1.3123in"/>
      </text:list-level-style-number>
      <text:list-level-style-number text:level="4" style:num-format="" style:num-list-format-name="">
        <style:list-level-properties text:space-before="1.96845in"/>
      </text:list-level-style-number>
      <text:list-level-style-number text:level="5" style:num-format="" style:num-list-format-name="">
        <style:list-level-properties text:space-before="2.6246in"/>
      </text:list-level-style-number>
      <text:list-level-style-number text:level="6" style:num-format="" style:num-list-format-name="">
        <style:list-level-properties text:space-before="3.28075in"/>
      </text:list-level-style-number>
      <text:list-level-style-number text:level="7" style:num-format="" style:num-list-format-name="">
        <style:list-level-properties text:space-before="3.9369in"/>
      </text:list-level-style-number>
      <text:list-level-style-number text:level="8" style:num-format="" style:num-list-format-name="">
        <style:list-level-properties text:space-before="4.59305in"/>
      </text:list-level-style-number>
      <text:list-level-style-number text:level="9" style:num-format="" style:num-list-format-name="">
        <style:list-level-properties text:space-before="5.2492in"/>
      </text:list-level-style-number>
    </text:list-style>
    <text:list-style style:name="a10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5615in"/>
      </text:list-level-style-number>
      <text:list-level-style-number text:level="3" style:num-format="" style:num-list-format-name="">
        <style:list-level-properties text:space-before="1.3123in"/>
      </text:list-level-style-number>
      <text:list-level-style-number text:level="4" style:num-format="" style:num-list-format-name="">
        <style:list-level-properties text:space-before="1.96845in"/>
      </text:list-level-style-number>
      <text:list-level-style-number text:level="5" style:num-format="" style:num-list-format-name="">
        <style:list-level-properties text:space-before="2.6246in"/>
      </text:list-level-style-number>
      <text:list-level-style-number text:level="6" style:num-format="" style:num-list-format-name="">
        <style:list-level-properties text:space-before="3.28075in"/>
      </text:list-level-style-number>
      <text:list-level-style-number text:level="7" style:num-format="" style:num-list-format-name="">
        <style:list-level-properties text:space-before="3.9369in"/>
      </text:list-level-style-number>
      <text:list-level-style-number text:level="8" style:num-format="" style:num-list-format-name="">
        <style:list-level-properties text:space-before="4.59305in"/>
      </text:list-level-style-number>
      <text:list-level-style-number text:level="9" style:num-format="" style:num-list-format-name="">
        <style:list-level-properties text:space-before="5.2492in"/>
      </text:list-level-style-number>
    </text:list-style>
    <text:list-style style:name="a140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5615in"/>
      </text:list-level-style-number>
      <text:list-level-style-number text:level="3" style:num-format="" style:num-list-format-name="">
        <style:list-level-properties text:space-before="1.3123in"/>
      </text:list-level-style-number>
      <text:list-level-style-number text:level="4" style:num-format="" style:num-list-format-name="">
        <style:list-level-properties text:space-before="1.96845in"/>
      </text:list-level-style-number>
      <text:list-level-style-number text:level="5" style:num-format="" style:num-list-format-name="">
        <style:list-level-properties text:space-before="2.6246in"/>
      </text:list-level-style-number>
      <text:list-level-style-number text:level="6" style:num-format="" style:num-list-format-name="">
        <style:list-level-properties text:space-before="3.28075in"/>
      </text:list-level-style-number>
      <text:list-level-style-number text:level="7" style:num-format="" style:num-list-format-name="">
        <style:list-level-properties text:space-before="3.9369in"/>
      </text:list-level-style-number>
      <text:list-level-style-number text:level="8" style:num-format="" style:num-list-format-name="">
        <style:list-level-properties text:space-before="4.59305in"/>
      </text:list-level-style-number>
      <text:list-level-style-number text:level="9" style:num-format="" style:num-list-format-name="">
        <style:list-level-properties text:space-before="5.2492in"/>
      </text:list-level-style-number>
    </text:list-style>
    <text:list-style style:name="a120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328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5615in" text:min-label-width="0.328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123in" text:min-label-width="0.328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6845in" text:min-label-width="0.328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246in" text:min-label-width="0.328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28075in" text:min-label-width="0.328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369in" text:min-label-width="0.328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59305in" text:min-label-width="0.328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2492in" text:min-label-width="0.3280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524in" svg:width="11.5in" svg:height="1.9023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2.61998in" svg:width="11.5in" svg:height="6.244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9.12209in" svg:width="3in" svg:height="0.524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9.12209in" svg:width="4.5in" svg:height="0.524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9.12209in" svg:width="3in" svg:height="0.524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in" svg:y="1.61072in" svg:width="11.33333in" svg:height="3.42648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5.16934in" svg:width="10in" svg:height="2.37621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9.12209in" svg:width="3in" svg:height="0.524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9.12209in" svg:width="4.5in" svg:height="0.524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9.12209in" svg:width="3in" svg:height="0.524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524in" svg:width="11.5in" svg:height="1.90233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2.61998in" svg:width="11.5in" svg:height="6.2446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9.12209in" svg:width="3in" svg:height="0.524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9.12209in" svg:width="4.5in" svg:height="0.524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9.12209in" svg:width="3in" svg:height="0.524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2.45367in" svg:width="11.5in" svg:height="4.094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6.58641in" svg:width="11.5in" svg:height="2.15294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9.12209in" svg:width="3in" svg:height="0.524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9.12209in" svg:width="4.5in" svg:height="0.524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9.12209in" svg:width="3in" svg:height="0.524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524in" svg:width="11.5in" svg:height="1.90233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2.61998in" svg:width="5.66667in" svg:height="6.2446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2.61998in" svg:width="5.66667in" svg:height="6.2446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9.12209in" svg:width="3in" svg:height="0.524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9.12209in" svg:width="4.5in" svg:height="0.524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9.12209in" svg:width="3in" svg:height="0.524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524in" svg:width="11.5in" svg:height="1.90233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2.41266in" svg:width="5.64062in" svg:height="1.1824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3.59507in" svg:width="5.64062in" svg:height="5.2878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2.41266in" svg:width="5.6684in" svg:height="1.1824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3.59507in" svg:width="5.6684in" svg:height="5.2878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9.12209in" svg:width="3in" svg:height="0.524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9.12209in" svg:width="4.5in" svg:height="0.524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9.12209in" svg:width="3in" svg:height="0.524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524in" svg:width="11.5in" svg:height="1.90233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9.12209in" svg:width="3in" svg:height="0.524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9.12209in" svg:width="4.5in" svg:height="0.524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9.12209in" svg:width="3in" svg:height="0.524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9.12209in" svg:width="3in" svg:height="0.524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9.12209in" svg:width="4.5in" svg:height="0.524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9.12209in" svg:width="3in" svg:height="0.524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65613in" svg:width="4.30035in" svg:height="2.29647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41707in" svg:width="6.75in" svg:height="6.99421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9526in" svg:width="4.30035in" svg:height="5.47006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9.12209in" svg:width="3in" svg:height="0.524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9.12209in" svg:width="4.5in" svg:height="0.524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9.12209in" svg:width="3in" svg:height="0.524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65613in" svg:width="4.30035in" svg:height="2.29647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41707in" svg:width="6.75in" svg:height="6.99421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9526in" svg:width="4.30035in" svg:height="5.47006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9.12209in" svg:width="3in" svg:height="0.524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9.12209in" svg:width="4.5in" svg:height="0.524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9.12209in" svg:width="3in" svg:height="0.524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524in" svg:width="11.5in" svg:height="1.90233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2.61998in" svg:width="11.5in" svg:height="6.24467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9.12209in" svg:width="3in" svg:height="0.524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9.12209in" svg:width="4.5in" svg:height="0.524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9.12209in" svg:width="3in" svg:height="0.524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524in" svg:width="2.875in" svg:height="8.34065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524in" svg:width="8.45833in" svg:height="8.340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9.12209in" svg:width="3in" svg:height="0.524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9.12209in" svg:width="4.5in" svg:height="0.524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9.12209in" svg:width="3in" svg:height="0.524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bdul Manan Khan</meta:initial-creator>
    <dc:creator>Abdul Manan Khan</dc:creator>
    <meta:creation-date>2025-11-15T18:01:42Z</meta:creation-date>
    <dc:date>2025-11-15T18:53:37Z</dc:date>
    <meta:template xlink:href="Office%20Theme" xlink:type="simple"/>
    <meta:editing-cycles>1</meta:editing-cycles>
    <meta:editing-duration>PT3115S</meta:editing-duration>
    <meta:document-statistic meta:paragraph-count="37" meta:word-count="127"/>
  </office:meta>
</office:document-meta>
</file>

<file path=Object 1/content.xml><?xml version="1.0" encoding="utf-8"?>
<math xmlns="http://www.w3.org/1998/Math/MathML" display="block">
  <mi>J</mi>
  <mo fence="false">(</mo>
  <mi>Q</mi>
  <mo>,</mo>
  <mi>R</mi>
  <mo>,</mo>
  <mi>N</mi>
  <mo fence="false">)</mo>
</math>
</file>

<file path=Object 2/content.xml><?xml version="1.0" encoding="utf-8"?>
<math xmlns="http://www.w3.org/1998/Math/MathML" display="block">
  <msup>
    <mi>u</mi>
    <mo>∗</mo>
  </msup>
</math>
</file>

<file path=Object 3/content.xml><?xml version="1.0" encoding="utf-8"?>
<math xmlns="http://www.w3.org/1998/Math/MathML" display="block">
  <mo fence="false">(</mo>
  <mi>Q</mi>
  <mo>,</mo>
  <mi>R</mi>
  <mo>,</mo>
  <mo> </mo>
  <mi>N</mi>
  <mo fence="false">)</mo>
</math>
</file>

<file path=Object 4/content.xml><?xml version="1.0" encoding="utf-8"?>
<math xmlns="http://www.w3.org/1998/Math/MathML" display="block">
  <mi>u</mi>
  <mo fence="false">(</mo>
  <mi>t</mi>
  <mo fence="false">)</mo>
</math>
</file>

<file path=Object 5/content.xml><?xml version="1.0" encoding="utf-8"?>
<math xmlns="http://www.w3.org/1998/Math/MathML" display="block">
  <mo> </mo>
  <mi>x</mi>
  <mo fence="false">(</mo>
  <mi>t</mi>
  <mo fence="false">)</mo>
</math>
</file>

<file path=Object 6/content.xml><?xml version="1.0" encoding="utf-8"?>
<math xmlns="http://www.w3.org/1998/Math/MathML" display="block">
  <mn>3</mn>
  <mo>×</mo>
  <msup>
    <mrow>
      <mn>10</mn>
    </mrow>
    <mrow>
      <mo>−</mo>
      <mn>4</mn>
    </mrow>
  </msup>
</math>
</file>

<file path=Object 7/content.xml><?xml version="1.0" encoding="utf-8"?>
<math xmlns="http://www.w3.org/1998/Math/MathML" display="block">
  <mn>3</mn>
  <mo>×</mo>
  <msup>
    <mrow>
      <mn>10</mn>
    </mrow>
    <mrow>
      <mo>−</mo>
      <mn>4</mn>
    </mrow>
  </msup>
</math>
</file>